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Times New Roman" svg:font-family="'Times New Roman', 'Liberation Serif', 'Nimbus Roman No 9 L', FreeSerif, 'Hoefler Text',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9.5pt" fo:font-style="normal" style:text-underline-style="none" fo:font-weight="bold" style:text-blinking="false" fo:background-color="#ffffff"/>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9.5pt" fo:font-style="normal" style:text-underline-style="none" fo:font-weight="bold" officeooo:rsid="0013e82e" officeooo:paragraph-rsid="0013ce17" style:text-blinking="false" fo:background-color="#ffffff"/>
    </style:style>
    <style:style style:name="P3" style:family="paragraph" style:parent-style-name="Text_20_body" style:list-style-name="L2">
      <style:paragraph-properties fo:text-align="end" style:justify-single-word="false" fo:orphans="2" fo:widows="2"/>
      <style:text-properties fo:font-variant="normal" fo:text-transform="none" fo:color="#000000" style:font-name="Times New Roman" fo:font-size="5.75pt" fo:letter-spacing="normal" fo:font-style="normal" fo:font-weight="normal" style:font-name-asian="Times New Roman" style:font-size-asian="5.75pt" style:font-style-asian="normal" style:font-weight-asian="normal" style:font-name-complex="Times New Roman" style:font-size-complex="5.75pt" style:font-style-complex="normal" style:font-weight-complex="normal"/>
    </style:style>
    <style:style style:name="P4"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9.5pt" fo:font-style="normal" style:text-underline-style="none" fo:font-weight="bold" style:text-blinking="false" fo:background-color="#ffffff"/>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9.5pt" fo:font-style="normal" style:text-underline-style="none" fo:font-weight="bold" officeooo:rsid="0013ce17" officeooo:paragraph-rsid="0013e82e" style:text-blinking="false" fo:background-color="#ffffff"/>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9.5pt" fo:font-style="normal" style:text-underline-style="none" fo:font-weight="bold" officeooo:rsid="0013ce17" officeooo:paragraph-rsid="001b938c" style:text-blinking="false" fo:background-color="#ffffff"/>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9.5pt" fo:font-style="normal" style:text-underline-style="none" fo:font-weight="bold" officeooo:rsid="0013ce17" officeooo:paragraph-rsid="0023b009" style:text-blinking="false" fo:background-color="#ffffff"/>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9.5pt" fo:font-style="normal" style:text-underline-style="none" fo:font-weight="bold" officeooo:rsid="0013ce17" officeooo:paragraph-rsid="00246607" style:text-blinking="false" fo:background-color="#ffffff"/>
    </style:style>
    <style:style style:name="P9" style:family="paragraph" style:parent-style-name="Text_20_body">
      <style:paragraph-properties fo:margin-top="0cm" fo:margin-bottom="0cm" loext:contextual-spacing="false" fo:line-height="138%" style:writing-mode="lr-tb"/>
      <style:text-properties officeooo:paragraph-rsid="0015c10b"/>
    </style:style>
    <style:style style:name="P10" style:family="paragraph" style:parent-style-name="Text_20_body" style:list-style-name="L2">
      <style:paragraph-properties fo:margin-left="0cm" fo:margin-right="0cm" fo:margin-top="0cm" fo:margin-bottom="0cm" loext:contextual-spacing="false" fo:orphans="2" fo:widows="2" fo:text-indent="0cm" style:auto-text-indent="false"/>
    </style:style>
    <style:style style:name="T1" style:family="text">
      <style:text-properties fo:font-variant="normal" fo:text-transform="none" fo:color="#000000" style:text-line-through-style="none" style:text-line-through-type="none" style:font-name="Arial" fo:font-size="9.5pt" fo:font-style="normal" style:text-underline-style="none" fo:font-weight="bold" style:text-blinking="false" fo:background-color="#ffffff" loext:char-shading-value="0"/>
    </style:style>
    <style:style style:name="T2" style:family="text">
      <style:text-properties fo:font-variant="normal" fo:text-transform="none" fo:color="#000000" style:text-line-through-style="none" style:text-line-through-type="none" style:font-name="Arial" fo:font-size="9.5pt" fo:font-style="normal" style:text-underline-style="none" fo:font-weight="bold" officeooo:rsid="0015c10b" style:text-blinking="false" fo:background-color="#ffffff" loext:char-shading-value="0"/>
    </style:style>
    <style:style style:name="T3" style:family="text">
      <style:text-properties fo:font-variant="normal" fo:text-transform="none" fo:color="#000000" style:text-line-through-style="none" style:text-line-through-type="none" style:text-underline-style="none" fo:font-weight="normal" style:text-blinking="false" fo:background-color="#ffffff" loext:char-shading-value="0"/>
    </style:style>
    <style:style style:name="T4" style:family="text">
      <style:text-properties fo:font-variant="normal" fo:text-transform="none" fo:color="#000000" style:font-name="Times New Roman" fo:font-size="5.75pt" fo:letter-spacing="normal" fo:font-style="normal" fo:font-weight="normal"/>
    </style:style>
    <style:style style:name="T5" style:family="text">
      <style:text-properties fo:font-variant="normal" fo:text-transform="none" fo:color="#0098db" style:text-line-through-style="none" style:text-line-through-type="none" style:font-name="Times New Roman" fo:font-size="5.75pt" fo:letter-spacing="normal" fo:font-style="normal" style:text-underline-style="none" fo:font-weight="normal" style:text-blinking="false"/>
    </style:style>
    <style:style style:name="T6" style:family="text">
      <style:text-properties fo:font-variant="normal" fo:text-transform="none" fo:color="#0098db" style:text-line-through-style="none" style:text-line-through-type="none" fo:font-style="normal" style:text-underline-style="none" fo:font-weight="normal" style:text-blinking="false"/>
    </style:style>
    <style:style style:name="T7" style:family="text">
      <style:text-properties fo:font-variant="normal" fo:text-transform="none" fo:font-style="normal"/>
    </style:style>
    <style:style style:name="T8" style:family="text">
      <style:text-properties officeooo:rsid="0013e82e"/>
    </style:style>
    <style:style style:name="T9" style:family="text">
      <style:text-properties officeooo:rsid="001442af"/>
    </style:style>
    <style:style style:name="T10" style:family="text">
      <style:text-properties officeooo:rsid="0019fa9c"/>
    </style:style>
    <style:style style:name="T11" style:family="text">
      <style:text-properties officeooo:rsid="001b938c"/>
    </style:style>
    <style:style style:name="T12" style:family="text">
      <style:text-properties officeooo:rsid="001c06f8"/>
    </style:style>
    <style:style style:name="T13" style:family="text">
      <style:text-properties officeooo:rsid="00246607"/>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
      <text:p text:style-name="P8"><text:span text:style-name="T8">U</text:span>sing recent astrometry from Gaia/TGAS \citep{gaia2016a,gaia2016b}, <text:span text:style-name="T8">with section filters parallax &gt; 0, and parallax/parallax error &gt;5, we </text:span>integrated <text:span text:style-name="T8">the </text:span>galactic orbits for <text:span text:style-name="T8">898</text:span> s-process enhanced stars. <text:span text:style-name="T9">Utilising</text:span> the \texttt{gala} Python package \citep{price2017}, we integrated each star backwards for $0.5\,\textrm{Gyr}$ in a Milky Way-like potential that consists of four components: a \citet{hernquist1990} bulge and nucleus, a \citet{miyamoto1975} disk, and the \citet{nfw1997} halo. In this potential, the disk and bulge parameters were adjusted to be consistent with previous work \citep{bovy2015}. <text:span text:style-name="T11">For our Gaia matched sample, w</text:span>e computed <text:span text:style-name="T12">spatial velocities and galactic longitude and latitudes</text:span>. <text:span text:style-name="T13">Spatial velocities are relative to the local standard of rest, where U_{LSR} is positive towards the Galactic centre, V_{LSR} is positive in the direction of Galactic rotation (l=90^{\CIRC}, b=0^{\CIRC}), and W_{LSR} is positive towards the north galactic pole (b=90^{\CIRC}). </text:span></text:p>
      <text:p text:style-name="P6"/>
      <text:p text:style-name="P7"><text:span text:style-name="T10">The majority of our sample</text:span> showed <text:span text:style-name="T11">pro-grade</text:span> orbits that were consistent with membership in the Milky Way disk, indicating they do not originate from an unusual stellar event. <text:span text:style-name="T9">Figure \ref{fig:figure4} illustrates the galactic position of each class of s-process enhanced star investigated. For our entire 898 sample, the figure shows \% reside within the galactic disk(\% thin disk and \% thick disk ), and % within the halo. Our results show similar trends to the literature, samples from \cite{gomez1997} and \cite{mennessier1997} present populations of 75\% contained within the disk, and 25\% within the halo. \cite{pereira2011}’s entire sample resides within the disk, and cite\{decastro2016} states their sample contains 90/% thin disk stars. Although, excluding \cite{decastro2016}’s sample, it is important to note previous studies contain limited stellar populations ranging from 4 to 12 stars, and cannot be representative of the overall galactic position of s-process enhanced stars. \cite{jorissen1993} attributes the galactic position of s-process enhanced stars as dependent on their intrinsic or extrinsic nature, given our sample is entirely extrinsic we cannot comment on the comparison between the two enhancement sources. However, given our extrinsically s-process enhanced sample concentrates towards the galactic plane, we can propose the sample in \cite{jorissen19993} was not large enough to represent the overall galactic position of extrinsic S stars. </text:span></text:p>
      <text:p text:style-name="P6"/>
      <text:p text:style-name="P5"/>
      <text:p text:style-name="P9"><text:span text:style-name="T2">toomre include in paper<text:line-break/>L and b diagram, galactic longitude and lattitude<text:line-break/></text:span><text:span text:style-name="Citation"><text:span text:style-name="T4">Lindegren et al. (</text:span></text:span><text:a xlink:type="simple" xlink:href="https://gea.esac.esa.int/archive/documentation/GDR2/bib.html#bib2" text:style-name="Internet_20_link" text:visited-style-name="Visited_20_Internet_20_Link"><text:span text:style-name="Citation"><text:span text:style-name="T5">2018</text:span></text:span></text:a><text:span text:style-name="Citation"><text:span text:style-name="T4">)</text:span></text:span><text:span text:style-name="T4">: The astrometric solution;</text:span></text:p>
      <text:p text:style-name="P9"><text:span text:style-name="Citation"><text:span text:style-name="T7">Cropper et al. (</text:span></text:span><text:a xlink:type="simple" xlink:href="https://gea.esac.esa.int/archive/documentation/GDR2/bib.html#bib6" text:style-name="Internet_20_link" text:visited-style-name="Visited_20_Internet_20_Link"><text:span text:style-name="Citation"><text:span text:style-name="T6">2018</text:span></text:span></text:a><text:span text:style-name="Citation"><text:span text:style-name="T7">)</text:span></text:span>: The Gaia Radial Velocity Spectrometer;</text:p>
      <text:list xml:id="list1100135755318139172" text:style-name="L2">
        <text:list-item>
          <text:p text:style-name="P3"><text:bookmark text:name="Ax1.I64.i10"/><text:span text:style-name="T4">• </text:span></text:p>
        </text:list-item>
      </text:list>
      <text:section text:style-name="Sect1" text:name="Ax1.I64.i10.p1">
        <text:list xml:id="list143354385517196" text:continue-numbering="true" text:style-name="L2">
          <text:list-header>
            <text:p text:style-name="P10"><text:span text:style-name="Citation"><text:span text:style-name="T7">Sartoretti et al. (</text:span></text:span><text:a xlink:type="simple" xlink:href="https://gea.esac.esa.int/archive/documentation/GDR2/bib.html#bib5" text:style-name="Internet_20_link" text:visited-style-name="Visited_20_Internet_20_Link"><text:span text:style-name="Citation"><text:span text:style-name="T6">2018</text:span></text:span></text:a><text:span text:style-name="Citation"><text:span text:style-name="T7">)</text:span></text:span>: Processing, validation and performance of the spectroscopic data;</text:p>
          </text:list-header>
        </text:list>
      </text:section>
      <text:list xml:id="list143354300337283" text:continue-numbering="true" text:style-name="L2">
        <text:list-item>
          <text:p text:style-name="P3"><text:bookmark text:name="Ax1.I64.i11"/>• </text:p>
        </text:list-item>
      </text:list>
      <text:section text:style-name="Sect1" text:name="Ax1.I64.i11.p1">
        <text:list xml:id="list143353356512983" text:continue-numbering="true" text:style-name="L2">
          <text:list-header>
            <text:p text:style-name="P10"><text:span text:style-name="Citation"><text:span text:style-name="T7">Katz et al. (</text:span></text:span><text:a xlink:type="simple" xlink:href="https://gea.esac.esa.int/archive/documentation/GDR2/bib.html#bib1" text:style-name="Internet_20_link" text:visited-style-name="Visited_20_Internet_20_Link"><text:span text:style-name="Citation"><text:span text:style-name="T6">2018</text:span></text:span></text:a><text:span text:style-name="Citation"><text:span text:style-name="T7">)</text:span></text:span>: Properties and validation of the radial velocities;</text:p>
          </text:list-header>
        </text:list>
      </text:section>
      <text:p text:style-name="P9"><text:span text:style-name="T4"/></text:p>
      <text:p text:style-name="P1"/>
      <text:p text:style-name="P1"/>
      <text:list xml:id="list109547815681799738" text:style-name="L1">
        <text:list-header>
          <text:p text:style-name="P4"/>
        </text:list-header>
        <text:list-item>
          <text:p text:style-name="P4"><text:bookmark text:name="docs-internal-guid-b0d1c62a-3757-57e3-42a4-d9046fea375d"/>Gomez1997<text:line-break/>Conclusions: <text:line-break/>- Sample contains 4 group, 3 belonging to the disk and 1 belonging to the halo<text:line-break/>- luminosities of barium stars exist within a large range, from class Ib to IV-V, and most exhibiting that of normal giants, as consistent with the literature<text:line-break/><text:soft-page-break/>- Previously not undertaken, the author has obtained visual absolute magnitudes and kinematics<text:line-break/>- Two groups have been discriminated, a young and high luminosity, and main sequence/ subgiant stars<text:line-break/><text:line-break/>Future prospects:<text:line-break/>- High res spectra needed to determine CNO and s-process abundances and to better discriminate between barium and non barium stars</text:p>
        </text:list-item>
        <text:list-item>
          <text:p text:style-name="P4">Jorissen1993 Sect. 4.2<text:line-break/>Conclusions:<text:line-break/>- intrinsic S stars more concentrated towards the galactic plane in comparison to extrinsic S stars<text:line-break/>- made comment on most intrinsic S stars which have been observed for Tc are high-latitude objects, since they are the closest and thus brightest of the group … makes remark on bias of sample since intrinsic are brighter<text:line-break/>- similar spread to M giants from Michigan spectral catalog<text:line-break/>- extrinsic S stars are low-mass stars populating the RGB <text:line-break/>- derives scale height and absolute magnitude equation<text:line-break/>Future prospects:<text:line-break/>- not stated</text:p>
        </text:list-item>
      </text:list>
      <text:p text:style-name="Text_20_body"><text:span text:style-name="T1">Me<text:line-break/>Integrate orbits<text:line-break/>Spacial distribution<text:line-break/>UVW velocities - galactic coordinate velocities (x,y) = (w, sqrt(u2+v2)) toomre diagram<text:line-break/>Percentage in disk few in halo ect<text:line-break/>Look at angmom in disk - how much theyre moving with the rest of the population<text:line-break/>Eccentricity distribution<text:line-break/><text:line-break/>Two scripts 1. Integrate orbits with best values<text:line-break/></text:span><text:span text:style-name="T3">                  </text:span><text:span text:style-name="T1">2. Every star take uncertainties into account and integrate orbi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Times New Roman" svg:font-family="'Times New Roman', 'Liberation Serif', 'Nimbus Roman No 9 L', FreeSerif, 'Hoefler Text',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07:25:07.289998966</meta:creation-date>
    <dc:date>2018-05-18T14:33:52.871524301</dc:date>
    <meta:editing-duration>PT2H9M46S</meta:editing-duration>
    <meta:editing-cycles>5</meta:editing-cycles>
    <meta:generator>LibreOffice/5.1.6.2$Linux_X86_64 LibreOffice_project/10m0$Build-2</meta:generator>
    <meta:document-statistic meta:table-count="0" meta:image-count="0" meta:object-count="0" meta:page-count="2" meta:paragraph-count="11" meta:word-count="651" meta:character-count="4389" meta:non-whitespace-character-count="3728"/>
  </office:meta>
</office:document-meta>
</file>